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scorpions (mandatory) <text:s text:c="2"/>(3:00)</text:p>
      <text:p text:style-name="P5"><text:tab/>Main Quest: Clear the antenna of scorpions </text:p>
      <text:p text:style-name="P5"><text:tab/>Side Quest: Find 3 supply crates.</text:p>
      <text:p text:style-name="P1">2.) Find what the armor guy needs for his workbenc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 by Dahla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ultra mole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-(jumper, mucker) (5:20)</text:p>
      <text:p text:style-name="P5"><text:tab/>Main Quest: Find and activate the 3 water switches</text:p>
      <text:p text:style-name="P5"><text:tab/>Side Quest: <text:s/>Find lost treasure</text:p>
      <text:p text:style-name="P1">7.) Kill giant motoccos- (super motocco)(4:30)</text:p>
      <text:p text:style-name="P5"><text:s text:c="14"/>Main Quest: kill all 5 of the giant motoccos</text:p>
      <text:p text:style-name="P5"><text:tab/>Side Quest: kill 10 jumpers</text:p>
      <text:p text:style-name="P1">8.) Fix broken pump <text:s/>(6:30)</text:p>
      <text:p text:style-name="P5"><text:s text:c="14"/>Main Quest: Fix piece of infrastructure </text:p>
      <text:p text:style-name="P5"><text:tab/>Side Quest: </text:p>
      <text:p text:style-name="P1">9.) Investigate underground ruins (mandatory) (3:00?)</text:p>
      <text:p text:style-name="P5"><text:s text:c="14"/>Main Quest: Investigate the ruins</text:p>
      <text:p text:style-name="P5"><text:tab/>Side Quest: </text:p>
      <text:p text:style-name="P1">10.) Destroy source of creatures (mandatory) (5:00) <text:span text:style-name="T3">Boss: </text:span>trap room</text:p>
      <text:p text:style-name="P5"><text:s text:c="14"/>Main Quest: <text:s/>head into the underground ruins and defeat the source of the creatures</text:p>
      <text:p text:style-name="P5"><text:tab/>Side Quest: 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/text:p>
      <text:p text:style-name="P1">12.) Destroy the commando weapons cache</text:p>
      <text:p text:style-name="P5"><text:tab/>Main Quest: destroy the commando weapon cache</text:p>
      <text:p text:style-name="P5"><text:tab/>Side Quest: 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Desert 0):</text:p>
      <text:p text:style-name="P4"><text:s text:c="3"/><text:span text:style-name="T3"><text:s/>Slash:</text:span> <text:s/></text:p>
      <text:p text:style-name="P4"><text:tab/>Positon: Near checkpoint</text:p>
      <text:p text:style-name="P4"><text:s text:c="12"/>Dialogue: "I parked the Danger Cart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4"><text:s text:c="30"/>the mission. Before you head out, click on the training simulator next to the cart to give yourself a new skill."</text:p>
      <text:p text:style-name="P4"/>
      <text:p text:style-name="P4"><text:s text:c="4"/><text:span text:style-name="T3">Brice</text:span>: </text:p>
      <text:p text:style-name="P4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We have been under attack by a group of <text:s/></text:p>
      <text:p text:style-name="P4"><text:s text:c="32"/>bandits. They showed up a few days ago and have been sending out raiding parties <text:s/><text:tab/><text:tab/> <text:s text:c="7"/>to <text:s/>attack our town!"</text:p>
      <text:p text:style-name="P4"><text:s text:c="14"/>Menu: Hidden</text:p>
      <text:p text:style-name="P4"/>
      <text:p text:style-name="P4"/>
      <text:p text:style-name="P8">After Desert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the key to his weapon and armor chest. He says he lost it in a cave outside town.. Find it for him and I'm sure he will sell you some gear cheap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key for my <text:s/></text:p>
      <text:p text:style-name="P4"><text:s text:c="31"/>equipment stash, take a look for it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2):</text:p>
      <text:p text:style-name="P4"/>
      <text:p text:style-name="P4"><text:span text:style-name="T3"><text:s/>Slash:</text:span> <text:s/></text:p>
      <text:p text:style-name="P4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oft-page-break/><text:s text:c="13"/>Menu: Available</text:p>
      <text:p text:style-name="P4"/>
      <text:p text:style-name="P4"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Cave 1):</text:p>
      <text:p text:style-name="P4"><text:span text:style-name="T3"><text:s text:c="5"/>Slash:</text:span> <text:s/></text:p>
      <text:p text:style-name="P4"><text:s text:c="12"/>Dialogue: "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8"><text:s text:c="12"/><text:span text:style-name="T4">Dialogue: "Click on my workbench to buy some of my healing potions!"</text:span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6-01T14:50:17.90</dc:date>
    <meta:editing-duration>P5DT8H40M4S</meta:editing-duration>
    <meta:editing-cycles>91</meta:editing-cycles>
    <meta:generator>OpenOffice.org/3.4.1$Win32 OpenOffice.org_project/341m1$Build-9593</meta:generator>
    <meta:document-statistic meta:table-count="0" meta:image-count="0" meta:object-count="0" meta:page-count="4" meta:paragraph-count="135" meta:word-count="1043" meta:character-count="6947"/>
  </office:meta>
</office:document-meta>
</file>